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</office:font-face-decls>
  <office:automatic-styles>
    <style:style style:name="P1" style:family="paragraph" style:parent-style-name="Standard">
      <style:text-properties officeooo:paragraph-rsid="00000a25"/>
    </style:style>
    <style:style style:name="P2" style:family="paragraph" style:parent-style-name="Standard">
      <style:text-properties officeooo:rsid="0000b5a3" officeooo:paragraph-rsid="0000b5a3"/>
    </style:style>
    <style:style style:name="P3" style:family="paragraph" style:parent-style-name="Standard" style:list-style-name="L1">
      <style:text-properties officeooo:rsid="0001302d" officeooo:paragraph-rsid="0001302d"/>
    </style:style>
    <style:style style:name="T1" style:family="text">
      <style:text-properties officeooo:rsid="00000a25"/>
    </style:style>
    <style:style style:name="T2" style:family="text">
      <style:text-properties fo:font-variant="normal" fo:text-transform="none" fo:color="#ffffff" loext:opacity="100%" style:font-name="Arial" fo:font-size="10.5pt" fo:letter-spacing="normal" fo:font-style="normal" fo:font-weight="normal"/>
    </style:style>
    <style:style style:name="T3" style:family="text">
      <style:text-properties officeooo:rsid="0000b5a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Para Fins te comparação foi usado um veiculo popular </text:span>Mobi Like 1.0 Fire Flex 5p Mec <text:span text:style-name="T3">modelo 2020</text:span> <text:span text:style-name="T1">um carro popular </text:span><text:span text:style-name="T3">com um bom consumo de combustível já como aluguel foi usado o mesmo veiculo entretanto <text:s/>sites não é informado o ano .</text:span></text:p>
      <text:p text:style-name="P1"/>
      <text:p text:style-name="P2">Observações Iniciais.</text:p>
      <text:list xml:id="list4142028189" text:style-name="L1">
        <text:list-item>
          <text:p text:style-name="P3">O valor do <text:s/>Mobi Like 1.0 Fire Flex 5p Mec <text:span text:style-name="T3">modelo 2020 </text:span>de acordo com a tabela fipe referente ao mês de janeiro de 2023 está 49775.</text:p>
        </text:list-item>
        <text:list-item>
          <text:p text:style-name="P3">não será levado em c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00:22:25.583902742</meta:creation-date>
    <dc:date>2023-01-24T08:28:04.790221118</dc:date>
    <meta:editing-duration>PT7H55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79" meta:character-count="406" meta:non-whitespace-character-count="330"/>
  </office:meta>
</office:document-meta>
</file>